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2.884cm"/>
    </style:style>
    <style:style style:name="Tableau1.C" style:family="table-column">
      <style:table-column-properties style:column-width="3.902cm"/>
    </style:style>
    <style:style style:name="Tableau1.D" style:family="table-column">
      <style:table-column-properties style:column-width="3.507cm"/>
    </style:style>
    <style:style style:name="Tableau1.E" style:family="table-column">
      <style:table-column-properties style:column-width="3.3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2f22" officeooo:paragraph-rsid="00062f22"/>
    </style:style>
    <style:style style:name="P2" style:family="paragraph" style:parent-style-name="Standard">
      <style:text-properties officeooo:rsid="0008fd17" officeooo:paragraph-rsid="00062f22"/>
    </style:style>
    <style:style style:name="P3" style:family="paragraph" style:parent-style-name="Standard">
      <style:text-properties officeooo:rsid="0013f652" officeooo:paragraph-rsid="0013f652"/>
    </style:style>
    <style:style style:name="P4" style:family="paragraph" style:parent-style-name="Standard">
      <style:text-properties officeooo:paragraph-rsid="0013f652"/>
    </style:style>
    <style:style style:name="P5" style:family="paragraph" style:parent-style-name="Table_20_Contents">
      <style:text-properties officeooo:rsid="00075ead" officeooo:paragraph-rsid="00075ead"/>
    </style:style>
    <style:style style:name="P6" style:family="paragraph" style:parent-style-name="Table_20_Contents">
      <style:text-properties officeooo:rsid="00075ead" officeooo:paragraph-rsid="000a38b6"/>
    </style:style>
    <style:style style:name="P7" style:family="paragraph" style:parent-style-name="Table_20_Contents">
      <style:text-properties officeooo:rsid="000889b0" officeooo:paragraph-rsid="000889b0"/>
    </style:style>
    <style:style style:name="P8" style:family="paragraph" style:parent-style-name="Table_20_Contents">
      <style:text-properties officeooo:rsid="000a38b6" officeooo:paragraph-rsid="000a38b6"/>
    </style:style>
    <style:style style:name="P9" style:family="paragraph" style:parent-style-name="Table_20_Contents">
      <style:text-properties officeooo:rsid="000c2e3c" officeooo:paragraph-rsid="000c2e3c"/>
    </style:style>
    <style:style style:name="P10" style:family="paragraph" style:parent-style-name="Table_20_Contents">
      <style:text-properties officeooo:rsid="001023c7" officeooo:paragraph-rsid="001023c7"/>
    </style:style>
    <style:style style:name="P11" style:family="paragraph" style:parent-style-name="Table_20_Contents">
      <style:text-properties officeooo:rsid="001023c7" officeooo:paragraph-rsid="00120022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f40c3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Consolas" fo:font-size="10pt" officeooo:paragraph-rsid="001f40c3" style:font-size-asian="10pt"/>
    </style:style>
    <style:style style:name="P17" style:family="paragraph" style:parent-style-name="Standard">
      <style:text-properties fo:color="#000000" style:font-name="Consolas" fo:font-size="10pt" officeooo:paragraph-rsid="0013f652" style:font-size-asian="10pt"/>
    </style:style>
    <style:style style:name="P18" style:family="paragraph" style:parent-style-name="Standard">
      <style:text-properties fo:color="#000000" style:font-name="Consolas" fo:font-size="10pt" officeooo:rsid="0013f652" officeooo:paragraph-rsid="0013f652" style:font-size-asian="10pt"/>
    </style:style>
    <style:style style:name="P19" style:family="paragraph" style:parent-style-name="Standard">
      <style:text-properties officeooo:paragraph-rsid="0024269b"/>
    </style:style>
    <style:style style:name="P20" style:family="paragraph" style:parent-style-name="Standard">
      <style:text-properties officeooo:rsid="0013f652" officeooo:paragraph-rsid="0013f652"/>
    </style:style>
    <style:style style:name="P21" style:family="paragraph" style:parent-style-name="Standard">
      <style:text-properties officeooo:rsid="0024269b" officeooo:paragraph-rsid="0024269b"/>
    </style:style>
    <style:style style:name="P22" style:family="paragraph" style:parent-style-name="Table_20_Contents">
      <style:text-properties officeooo:rsid="0024269b" officeooo:paragraph-rsid="0024269b"/>
    </style:style>
    <style:style style:name="P23" style:family="paragraph" style:parent-style-name="Table_20_Contents">
      <style:text-properties officeooo:rsid="00075ead" officeooo:paragraph-rsid="00075ead"/>
    </style:style>
    <style:style style:name="P24" style:family="paragraph" style:parent-style-name="Table_20_Contents">
      <style:text-properties officeooo:paragraph-rsid="0024269b"/>
    </style:style>
    <style:style style:name="T1" style:family="text">
      <style:text-properties officeooo:rsid="000d8116"/>
    </style:style>
    <style:style style:name="T2" style:family="text">
      <style:text-properties officeooo:rsid="000eecb7"/>
    </style:style>
    <style:style style:name="T3" style:family="text">
      <style:text-properties officeooo:rsid="001023c7"/>
    </style:style>
    <style:style style:name="T4" style:family="text">
      <style:text-properties officeooo:rsid="00120022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13f652" style:font-size-asian="10pt"/>
    </style:style>
    <style:style style:name="T7" style:family="text">
      <style:text-properties fo:color="#000000" style:font-name="Consolas" fo:font-size="10pt" fo:background-color="#d4d4d4" loext:char-shading-value="0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fo:font-style="italic" fo:background-color="#d4d4d4" loext:char-shading-value="0" style:font-size-asian="10pt" style:font-style-asian="italic"/>
    </style:style>
    <style:style style:name="T10" style:family="text">
      <style:text-properties fo:color="#646464" style:font-name="Consolas" fo:font-size="10pt" style:font-size-asian="10pt"/>
    </style:style>
    <style:style style:name="T11" style:family="text">
      <style:text-properties fo:color="#7f0055" style:font-name="Consolas" fo:font-size="10pt" fo:font-weight="bold" style:font-size-asian="10pt" style:font-weight-asian="bold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officeooo:rsid="00242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 d'équivalenc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Valeur d'entrée</text:p>
          </table:table-cell>
          <table:table-cell table:style-name="Tableau1.A1" office:value-type="string">
            <text:p text:style-name="P5">Valeur de sortie</text:p>
          </table:table-cell>
          <table:table-cell table:style-name="Tableau1.A1" office:value-type="string">
            <text:p text:style-name="P5">Valeur valide</text:p>
          </table:table-cell>
          <table:table-cell table:style-name="Tableau1.E1" office:value-type="string">
            <text:p text:style-name="P5">Valeur invalide</text:p>
          </table:table-cell>
        </table:table-row>
        <table:table-row>
          <table:table-cell table:style-name="Tableau1.A2" office:value-type="string">
            <text:p text:style-name="P1">MyDate replace(int year, int month, int day); </text:p>
          </table:table-cell>
          <table:table-cell table:style-name="Tableau1.A2" office:value-type="string">
            <text:p text:style-name="P5">3 entiers</text:p>
          </table:table-cell>
          <table:table-cell table:style-name="Tableau1.A2" office:value-type="string">
            <text:p text:style-name="P5">MyDate</text:p>
          </table:table-cell>
          <table:table-cell table:style-name="Tableau1.A2" office:value-type="string">
            <text:p text:style-name="P9">1 &lt;<text:span text:style-name="T4">=</text:span> day &lt;<text:span text:style-name="T4">=</text:span> <text:span text:style-name="T3">29</text:span></text:p>
            <text:p text:style-name="P9">1 &lt;<text:span text:style-name="T4">=</text:span> day &lt;<text:span text:style-name="T4">=</text:span> 30</text:p>
            <text:p text:style-name="P9">1 &lt;<text:span text:style-name="T4">=</text:span> day &lt;<text:span text:style-name="T4">=</text:span> <text:span text:style-name="T3">31</text:span></text:p>
            <text:p text:style-name="P9">1 &lt;<text:span text:style-name="T4">=</text:span> month &lt;<text:span text:style-name="T4">=</text:span> 12</text:p>
            <text:p text:style-name="P8">1970 &lt;<text:span text:style-name="T4">=</text:span> year &lt;<text:span text:style-name="T4">=</text:span> 20<text:span text:style-name="T1">50</text:span></text:p>
          </table:table-cell>
          <table:table-cell table:style-name="Tableau1.E2" office:value-type="string">
            <text:p text:style-name="P6">Autres que entiers </text:p>
            <text:p text:style-name="P8">&amp;&amp;</text:p>
            <text:p text:style-name="P10">1 &gt; day &gt; 29</text:p>
            <text:p text:style-name="P10">1 &gt; day &gt; 30</text:p>
            <text:p text:style-name="P10">1 &gt; day &gt; 31</text:p>
            <text:p text:style-name="P11">1 &gt; <text:span text:style-name="T4">month</text:span> &gt; <text:span text:style-name="T4">12</text:span></text:p>
            <text:p text:style-name="P8">1970 &gt; year &gt; 20<text:span text:style-name="T2">50</text:span></text:p>
          </table:table-cell>
        </table:table-row>
        <table:table-row>
          <table:table-cell table:style-name="Tableau1.A2" office:value-type="string">
            <text:p text:style-name="P1">MyDate toOrdinal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nt weekDay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7">Renvoie un entier entre 0 et 6</text:p>
          </table:table-cell>
          <table:table-cell table:style-name="Tableau1.A2" office:value-type="string">
            <text:p text:style-name="P22">Prend une date</text:p>
          </table:table-cell>
          <table:table-cell table:style-name="Tableau1.E2" office:value-type="string">
            <text:p text:style-name="P22">Autre qu'une date</text:p>
          </table:table-cell>
        </table:table-row>
        <table:table-row>
          <table:table-cell table:style-name="Tableau1.A2" office:value-type="string">
            <text:p text:style-name="P1">int isoWeekday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7">Renvoie un entier entre 1 et 7</text:p>
          </table:table-cell>
          <table:table-cell table:style-name="Tableau1.A2" office:value-type="string">
            <text:p text:style-name="P22">Prend une date</text:p>
          </table:table-cell>
          <table:table-cell table:style-name="Tableau1.E2" office:value-type="string">
            <text:p text:style-name="P22">Autre qu'une date</text:p>
          </table:table-cell>
        </table:table-row>
        <table:table-row>
          <table:table-cell table:style-name="Tableau1.A2" office:value-type="string">
            <text:p text:style-name="P1">void isoCalendar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5">Un triplet</text:p>
          </table:table-cell>
          <table:table-cell table:style-name="Tableau1.A2" office:value-type="string">
            <text:p text:style-name="P22">Prend une date</text:p>
          </table:table-cell>
          <table:table-cell table:style-name="Tableau1.E2" office:value-type="string">
            <text:p text:style-name="P22">Autre qu'une date</text:p>
          </table:table-cell>
        </table:table-row>
        <table:table-row>
          <table:table-cell table:style-name="Tableau1.A2" office:value-type="string">
            <text:p text:style-name="P1">String isoFormat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5">Chaine de caractères</text:p>
            <text:p text:style-name="P22">YYYY/MM/JJ</text:p>
          </table:table-cell>
          <table:table-cell table:style-name="Tableau1.A2" office:value-type="string">
            <text:p text:style-name="P22">Prend une date</text:p>
          </table:table-cell>
          <table:table-cell table:style-name="Tableau1.E2" office:value-type="string">
            <text:p text:style-name="P22">Autre qu'une date</text:p>
          </table:table-cell>
        </table:table-row>
        <table:table-row>
          <table:table-cell table:style-name="Tableau1.A2" office:value-type="string">
            <text:p text:style-name="P1">String toString 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5">Chaine de caractères</text:p>
            <text:p text:style-name="P22">JJ/MM/YYYY</text:p>
          </table:table-cell>
          <table:table-cell table:style-name="Tableau1.A2" office:value-type="string">
            <text:p text:style-name="P22">Prend une date</text:p>
          </table:table-cell>
          <table:table-cell table:style-name="Tableau1.E2" office:value-type="string">
            <text:p text:style-name="P22">Autre qu'une date</text:p>
          </table:table-cell>
        </table:table-row>
        <table:table-row>
          <table:table-cell table:style-name="Tableau1.A2" office:value-type="string">
            <text:p text:style-name="P1">String ctime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5">Chaine de caractères</text:p>
          </table:table-cell>
          <table:table-cell table:style-name="Tableau1.A2" office:value-type="string">
            <text:p text:style-name="P22">Prend une date</text:p>
          </table:table-cell>
          <table:table-cell table:style-name="Tableau1.E2" office:value-type="string">
            <text:p text:style-name="P22">Autre qu'une date</text:p>
          </table:table-cell>
        </table:table-row>
      </table:table>
      <text:p text:style-name="P1"/>
      <text:p text:style-name="P1"/>
      <text:p text:style-name="P1"/>
      <text:p text:style-name="P2"/>
      <text:p text:style-name="P3">Avec le Test Driven Development : <text:span text:style-name="T15">87% (sans MyDateUtils) </text:span></text:p>
      <text:p text:style-name="P3"/>
      <text:p text:style-name="P21">La classe MyDateUtils contient les fonctions rajoutées</text:p>
      <text:p text:style-name="P21"/>
      <text:p text:style-name="P3">Avec le principe de la boite blanche : <text:span text:style-name="T15">96,6%</text:span></text:p>
      <text:p text:style-name="P4"><text:span text:style-name="T6"><text:tab/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getMINYEARTest(){</text:span></text:p>
      <text:p text:style-name="P12"><text:span text:style-name="T5"><text:tab/><text:tab/></text:span><text:span text:style-name="T9">assertEquals</text:span><text:span text:style-name="T5">(1970, MyDate.</text:span><text:span text:style-name="T8">getMINYEAR</text:span><text:span text:style-name="T5">());</text:span></text:p>
      <text:p text:style-name="P14"><text:tab/>}</text:p>
      <text:p text:style-name="P13"/>
      <text:p text:style-name="P12"><text:span text:style-name="T5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getMAXYEARTest(){</text:span></text:p>
      <text:p text:style-name="P12"><text:span text:style-name="T5"><text:tab/><text:tab/></text:span><text:span text:style-name="T9">assertEquals</text:span><text:span text:style-name="T5">(2050, MyDate.</text:span><text:span text:style-name="T8">getMAXYEAR</text:span><text:span text:style-name="T5">());</text:span></text:p>
      <text:p text:style-name="P14"><text:tab/>}</text:p>
      <text:p text:style-name="P13"/>
      <text:p text:style-name="P12"><text:span text:style-name="T5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getDateArrayTest(){</text:span></text:p>
      <text:p text:style-name="P12"><text:span text:style-name="T5"><text:tab/><text:tab/>String [] </text:span><text:span text:style-name="T12">DAYARRAY</text:span><text:span text:style-name="T5"> = {</text:span><text:span text:style-name="T14">"Sunday"</text:span><text:span text:style-name="T5">, </text:span><text:span text:style-name="T14">"Monday"</text:span><text:span text:style-name="T5">, </text:span><text:span text:style-name="T14">"Tuesday"</text:span><text:span text:style-name="T5"> , </text:span><text:span text:style-name="T14">"Wednesday"</text:span><text:span text:style-name="T5">, </text:span><text:span text:style-name="T14">"Thurday"</text:span><text:span text:style-name="T5">, </text:span><text:span text:style-name="T14">"Friday"</text:span><text:span text:style-name="T5">, </text:span><text:span text:style-name="T14">"Saturday"</text:span><text:span text:style-name="T5">};</text:span></text:p>
      <text:p text:style-name="P14"><text:tab/><text:tab/></text:p>
      <text:p text:style-name="P12"><text:span text:style-name="T5"><text:tab/><text:tab/></text:span><text:span text:style-name="T11">for</text:span><text:span text:style-name="T5">(</text:span><text:span text:style-name="T11">int</text:span><text:span text:style-name="T5"> </text:span><text:span text:style-name="T12">i</text:span><text:span text:style-name="T5"> = 0 ; </text:span><text:span text:style-name="T12">i</text:span><text:span text:style-name="T5"> &lt; MyDate.</text:span><text:span text:style-name="T8">getDayArray</text:span><text:span text:style-name="T5">().</text:span><text:span text:style-name="T13">length</text:span><text:span text:style-name="T5"> ; </text:span><text:span text:style-name="T12">i</text:span><text:span text:style-name="T5">++){</text:span></text:p>
      <text:p text:style-name="P12"><text:span text:style-name="T5"><text:tab/><text:tab/><text:tab/></text:span><text:span text:style-name="T8">assertEquals</text:span><text:span text:style-name="T5">(MyDate.</text:span><text:span text:style-name="T8">getDayArray</text:span><text:span text:style-name="T5">()[</text:span><text:span text:style-name="T12">i</text:span><text:span text:style-name="T5">], </text:span><text:span text:style-name="T12">DAYARRAY</text:span><text:span text:style-name="T5">[</text:span><text:span text:style-name="T12">i</text:span><text:span text:style-name="T5">]);</text:span></text:p>
      <text:p text:style-name="P14"><text:tab/><text:tab/>}</text:p>
      <text:p text:style-name="P14"><text:tab/>}</text:p>
      <text:p text:style-name="P14"><text:tab/></text:p>
      <text:p text:style-name="P15"><text:soft-page-break/><text:tab/></text:p>
      <text:p text:style-name="P15"/>
      <text:p text:style-name="P15"/>
      <text:p text:style-name="P16">@Test</text:p>
      <text:p text:style-name="P12"><text:span text:style-name="T5"><text:tab/></text:span><text:span text:style-name="T11">public</text:span><text:span text:style-name="T5"> </text:span><text:span text:style-name="T11">void</text:span><text:span text:style-name="T5"> getMonthArrayTest(){</text:span></text:p>
      <text:p text:style-name="P12"><text:span text:style-name="T5"><text:tab/><text:tab/>String [] </text:span><text:span text:style-name="T12">MONTHARRAY</text:span><text:span text:style-name="T5"> = {</text:span><text:span text:style-name="T14">"January"</text:span><text:span text:style-name="T5">, </text:span><text:span text:style-name="T14">"February"</text:span><text:span text:style-name="T5"> , </text:span><text:span text:style-name="T14">"March"</text:span><text:span text:style-name="T5">, </text:span><text:span text:style-name="T14">"April"</text:span><text:span text:style-name="T5">, </text:span><text:span text:style-name="T14">"May"</text:span><text:span text:style-name="T5">, </text:span><text:span text:style-name="T14">"June"</text:span><text:span text:style-name="T5">, </text:span><text:span text:style-name="T14">"July"</text:span><text:span text:style-name="T5">, </text:span><text:span text:style-name="T14">"August"</text:span><text:span text:style-name="T5">, </text:span><text:span text:style-name="T14">"September"</text:span><text:span text:style-name="T5">, </text:span><text:span text:style-name="T14">"October"</text:span><text:span text:style-name="T5">, </text:span><text:span text:style-name="T14">"November"</text:span><text:span text:style-name="T5">, </text:span><text:span text:style-name="T14">"December"</text:span><text:span text:style-name="T5">};</text:span></text:p>
      <text:p text:style-name="P14"><text:tab/><text:tab/></text:p>
      <text:p text:style-name="P12"><text:span text:style-name="T5"><text:tab/><text:tab/></text:span><text:span text:style-name="T11">for</text:span><text:span text:style-name="T5">(</text:span><text:span text:style-name="T11">int</text:span><text:span text:style-name="T5"> </text:span><text:span text:style-name="T12">i</text:span><text:span text:style-name="T5"> = 0 ; </text:span><text:span text:style-name="T12">i</text:span><text:span text:style-name="T5"> &lt; MyDate.</text:span><text:span text:style-name="T8">getMonthArray</text:span><text:span text:style-name="T5">().</text:span><text:span text:style-name="T13">length</text:span><text:span text:style-name="T5"> ; </text:span><text:span text:style-name="T12">i</text:span><text:span text:style-name="T5">++){</text:span></text:p>
      <text:p text:style-name="P12"><text:span text:style-name="T5"><text:tab/><text:tab/><text:tab/></text:span><text:span text:style-name="T8">assertEquals</text:span><text:span text:style-name="T5">(MyDate.</text:span><text:span text:style-name="T8">getMonthArray</text:span><text:span text:style-name="T5">()[</text:span><text:span text:style-name="T12">i</text:span><text:span text:style-name="T5">], </text:span><text:span text:style-name="T12">MONTHARRAY</text:span><text:span text:style-name="T5">[</text:span><text:span text:style-name="T12">i</text:span><text:span text:style-name="T5">]);</text:span></text:p>
      <text:p text:style-name="P14"><text:tab/><text:tab/>}</text:p>
      <text:p text:style-name="P17"><text:tab/>}</text:p>
      <text:p text:style-name="P18"><text:tab/></text:p>
      <text:p text:style-name="P4"><text:span text:style-name="T6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weekDayWithFirstMonth() </text:span><text:span text:style-name="T11">throws</text:span><text:span text:style-name="T5"> MyDateException{</text:span></text:p>
      <text:p text:style-name="P12"><text:span text:style-name="T5"><text:tab/><text:tab/></text:span><text:span text:style-name="T13">myDate</text:span><text:span text:style-name="T5">.setYear(2017);</text:span></text:p>
      <text:p text:style-name="P12"><text:span text:style-name="T5"><text:tab/><text:tab/></text:span><text:span text:style-name="T13">myDate</text:span><text:span text:style-name="T5">.setMonth(1);</text:span></text:p>
      <text:p text:style-name="P12"><text:span text:style-name="T5"><text:tab/><text:tab/></text:span><text:span text:style-name="T13">myDate</text:span><text:span text:style-name="T5">.setDay(17);</text:span></text:p>
      <text:p text:style-name="P12"><text:span text:style-name="T5"><text:tab/><text:tab/></text:span><text:span text:style-name="T8">assertEquals</text:span><text:span text:style-name="T5">(2, </text:span><text:span text:style-name="T13">myDate</text:span><text:span text:style-name="T5">.weekDay());</text:span></text:p>
      <text:p text:style-name="P17"><text:tab/>}</text:p>
      <text:p text:style-name="P14"><text:tab/></text:p>
      <text:p text:style-name="P12"><text:span text:style-name="T5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isoWeekNumberMonFirst() </text:span><text:span text:style-name="T11">throws</text:span><text:span text:style-name="T5"> MyDateException{</text:span></text:p>
      <text:p text:style-name="P12"><text:span text:style-name="T5"><text:tab/><text:tab/></text:span><text:span text:style-name="T13">myDate</text:span><text:span text:style-name="T5">.setYear(2018);</text:span></text:p>
      <text:p text:style-name="P12"><text:span text:style-name="T5"><text:tab/><text:tab/></text:span><text:span text:style-name="T13">myDate</text:span><text:span text:style-name="T5">.setMonth(10);</text:span></text:p>
      <text:p text:style-name="P12"><text:span text:style-name="T5"><text:tab/><text:tab/></text:span><text:span text:style-name="T13">myDate</text:span><text:span text:style-name="T5">.setDay(17);</text:span></text:p>
      <text:p text:style-name="P14"><text:tab/><text:tab/></text:p>
      <text:p text:style-name="P12"><text:span text:style-name="T5"><text:tab/><text:tab/></text:span><text:span text:style-name="T8">assertEquals</text:span><text:span text:style-name="T5">(42, </text:span><text:span text:style-name="T13">myDate</text:span><text:span text:style-name="T5">.isoWeekNumber());</text:span></text:p>
      <text:p text:style-name="P14"><text:tab/>}</text:p>
      <text:p text:style-name="P14"><text:tab/></text:p>
      <text:p text:style-name="P12"><text:span text:style-name="T5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isoWeekNumber53WeekEndYear() </text:span><text:span text:style-name="T11">throws</text:span><text:span text:style-name="T5"> MyDateException{</text:span></text:p>
      <text:p text:style-name="P12"><text:span text:style-name="T5"><text:tab/><text:tab/></text:span><text:span text:style-name="T13">myDate</text:span><text:span text:style-name="T5">.setYear(2020);</text:span></text:p>
      <text:p text:style-name="P12"><text:span text:style-name="T5"><text:tab/><text:tab/></text:span><text:span text:style-name="T13">myDate</text:span><text:span text:style-name="T5">.setMonth(12);</text:span></text:p>
      <text:p text:style-name="P12"><text:span text:style-name="T5"><text:tab/><text:tab/></text:span><text:span text:style-name="T13">myDate</text:span><text:span text:style-name="T5">.setDay(30);</text:span></text:p>
      <text:p text:style-name="P14"><text:tab/><text:tab/></text:p>
      <text:p text:style-name="P12"><text:span text:style-name="T5"><text:tab/><text:tab/></text:span><text:span text:style-name="T8">assertEquals</text:span><text:span text:style-name="T5">(53, </text:span><text:span text:style-name="T13">myDate</text:span><text:span text:style-name="T5">.isoWeekNumber());</text:span></text:p>
      <text:p text:style-name="P17"><text:tab/>}</text:p>
      <text:p text:style-name="P18"/>
      <text:p text:style-name="P3"><text:span text:style-name="T5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dayPastInLeapYearInDecemberMonthTest() </text:span><text:span text:style-name="T11">throws</text:span><text:span text:style-name="T5"> MyDateException{</text:span></text:p>
      <text:p text:style-name="P12"><text:span text:style-name="T5"><text:tab/><text:tab/></text:span><text:span text:style-name="T13">myDate</text:span><text:span text:style-name="T5">.setYear(2016);</text:span></text:p>
      <text:p text:style-name="P12"><text:span text:style-name="T5"><text:tab/><text:tab/></text:span><text:span text:style-name="T13">myDate</text:span><text:span text:style-name="T5">.setMonth(12);</text:span></text:p>
      <text:p text:style-name="P12"><text:span text:style-name="T5"><text:tab/><text:tab/></text:span><text:span text:style-name="T13">myDate</text:span><text:span text:style-name="T5">.setDay(31);</text:span></text:p>
      <text:p text:style-name="P13"/>
      <text:p text:style-name="P12"><text:span text:style-name="T5"><text:tab/><text:tab/></text:span><text:span text:style-name="T8">assertEquals</text:span><text:span text:style-name="T5">(366, </text:span><text:span text:style-name="T13">myDate</text:span><text:span text:style-name="T5">.dayPastInYear());</text:span></text:p>
      <text:p text:style-name="P14"><text:tab/>}</text:p>
      <text:p text:style-name="P14"><text:tab/></text:p>
      <text:p text:style-name="P12"><text:span text:style-name="T5"><text:tab/></text:span><text:span text:style-name="T10">@Test</text:span></text:p>
      <text:p text:style-name="P12"><text:span text:style-name="T5"><text:tab/></text:span><text:span text:style-name="T11">public</text:span><text:span text:style-name="T5"> </text:span><text:span text:style-name="T11">void</text:span><text:span text:style-name="T5"> </text:span><text:span text:style-name="T7">dayPastInNotLeapYearInDecemberMonthTest</text:span><text:span text:style-name="T5">() </text:span><text:span text:style-name="T11">throws</text:span><text:span text:style-name="T5"> MyDateException{</text:span></text:p>
      <text:p text:style-name="P12"><text:span text:style-name="T5"><text:tab/><text:tab/></text:span><text:span text:style-name="T13">myDate</text:span><text:span text:style-name="T5">.setYear(2017);</text:span></text:p>
      <text:p text:style-name="P12"><text:span text:style-name="T5"><text:tab/><text:tab/></text:span><text:span text:style-name="T13">myDate</text:span><text:span text:style-name="T5">.setMonth(12);</text:span></text:p>
      <text:p text:style-name="P12"><text:span text:style-name="T5"><text:tab/><text:tab/></text:span><text:span text:style-name="T13">myDate</text:span><text:span text:style-name="T5">.setDay(31);</text:span></text:p>
      <text:p text:style-name="P13"/>
      <text:p text:style-name="P12"><text:span text:style-name="T5"><text:tab/><text:tab/></text:span><text:span text:style-name="T8">assertEquals</text:span><text:span text:style-name="T5">(365, </text:span><text:span text:style-name="T13">myDate</text:span><text:span text:style-name="T5">.dayPastInYear());</text:span></text:p>
      <text:p text:style-name="P18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7M11S</meta:editing-duration>
    <meta:editing-cycles>28</meta:editing-cycles>
    <meta:generator>LibreOffice/5.0.5.2$Windows_x86 LibreOffice_project/55b006a02d247b5f7215fc6ea0fde844b30035b3</meta:generator>
    <dc:date>2016-11-03T09:42:30.609000000</dc:date>
    <meta:document-statistic meta:table-count="1" meta:image-count="0" meta:object-count="0" meta:page-count="2" meta:paragraph-count="124" meta:word-count="325" meta:character-count="2585" meta:non-whitespace-character-count="2264"/>
    <meta:user-defined meta:name="Info 1"/>
    <meta:user-defined meta:name="Info 2"/>
    <meta:user-defined meta:name="Info 3"/>
    <meta:user-defined meta:name="Info 4"/>
  </office:meta>
</office:document-meta>
</file>